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957in"/>
    </style:style>
    <style:style style:name="co2" style:family="table-column">
      <style:table-column-properties fo:break-before="auto" style:column-width="2.652in"/>
    </style:style>
    <style:style style:name="co3" style:family="table-column">
      <style:table-column-properties fo:break-before="auto" style:column-width="4.2173in"/>
    </style:style>
    <style:style style:name="co4" style:family="table-column">
      <style:table-column-properties fo:break-before="auto" style:column-width="0.9252in"/>
    </style:style>
    <style:style style:name="co5" style:family="table-column">
      <style:table-column-properties fo:break-before="auto" style:column-width="1.1827in"/>
    </style:style>
    <style:style style:name="co6" style:family="table-column">
      <style:table-column-properties fo:break-before="auto" style:column-width="1.0008in"/>
    </style:style>
    <style:style style:name="co7" style:family="table-column">
      <style:table-column-properties fo:break-before="auto" style:column-width="1.2256in"/>
    </style:style>
    <style:style style:name="co8" style:family="table-column">
      <style:table-column-properties fo:break-before="auto" style:column-width="1.4075in"/>
    </style:style>
    <style:style style:name="co9" style:family="table-column">
      <style:table-column-properties fo:break-before="auto" style:column-width="1.7299in"/>
    </style:style>
    <style:style style:name="co10" style:family="table-column">
      <style:table-column-properties fo:break-before="auto" style:column-width="2.1799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 style:data-style-name="N129"/>
  </office:automatic-styles>
  <office:body>
    <office:spreadsheet>
      <table:calculation-settings table:automatic-find-labels="false" table:use-regular-expressions="false" table:use-wildcards="true"/>
      <table:table table:name="NETHERLANDS 20250903_15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ocation source</text:p>
          </table:table-cell>
          <table:table-cell table:style-name="ce1" office:value-type="string" calcext:value-type="string">
            <text:p>Specs source</text:p>
          </table:table-cell>
          <table:table-cell table:style-name="ce1" office:value-type="string" calcext:value-type="string">
            <text:p>Max(wpp) [J]</text:p>
          </table:table-cell>
          <table:table-cell table:style-name="ce1" office:value-type="string" calcext:value-type="string">
            <text:p>Max(wppr) [MW]</text:p>
          </table:table-cell>
          <table:table-cell table:style-name="ce1" office:value-type="string" calcext:value-type="string">
            <text:p>Sum(wpp) [J]</text:p>
          </table:table-cell>
          <table:table-cell table:style-name="ce1" office:value-type="string" calcext:value-type="string">
            <text:p>Sum(wppr) [MW]</text:p>
          </table:table-cell>
          <table:table-cell table:style-name="ce1" office:value-type="string" calcext:value-type="string">
            <text:p>Number of turbines</text:p>
          </table:table-cell>
          <table:table-cell table:style-name="ce1" office:value-type="string" calcext:value-type="string">
            <text:p>Number of turbine types</text:p>
          </table:table-cell>
          <table:table-cell table:style-name="ce1" office:value-type="string" calcext:value-type="string">
            <text:p>Number of model designations</text:p>
          </table:table-cell>
          <table:table-cell table:style-name="ce1"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withKnmiTAB</text:p>
          </table:table-cell>
          <table:table-cell office:value-type="string" calcext:value-type="string">
            <text:p>KNMI location tab-file</text:p>
          </table:table-cell>
          <table:table-cell office:value-type="string" calcext:value-type="string">
            <text:p>KNMI turbine specs tab-file</text:p>
          </table:table-cell>
          <table:table-cell office:value-type="float" office:value="7388288" calcext:value-type="float">
            <text:p>7388288</text:p>
          </table:table-cell>
          <table:table-cell office:value-type="float" office:value="250.00390625" calcext:value-type="float">
            <text:p>250.00</text:p>
          </table:table-cell>
          <table:table-cell office:value-type="float" office:value="3100922880" calcext:value-type="float">
            <text:p>3100922880</text:p>
          </table:table-cell>
          <table:table-cell office:value-type="float" office:value="68360.0625" calcext:value-type="float">
            <text:p>68360.1</text:p>
          </table:table-cell>
          <table:table-cell office:value-type="float" office:value="70244" calcext:value-type="float">
            <text:p>7024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withJson2tabWFP_knmiTAB_knmiTypes</text:p>
          </table:table-cell>
          <table:table-cell office:value-type="string" calcext:value-type="string">
            <text:p>Json2tab using KNMI location tab-file</text:p>
          </table:table-cell>
          <table:table-cell office:value-type="string" calcext:value-type="string">
            <text:p>Json2tab using KNMI turbine types</text:p>
          </table:table-cell>
          <table:table-cell office:value-type="float" office:value="7388288" calcext:value-type="float">
            <text:p>7388288</text:p>
          </table:table-cell>
          <table:table-cell office:value-type="float" office:value="250.00390625" calcext:value-type="float">
            <text:p>250.00</text:p>
          </table:table-cell>
          <table:table-cell office:value-type="float" office:value="3100922880" calcext:value-type="float">
            <text:p>3100922880</text:p>
          </table:table-cell>
          <table:table-cell office:value-type="float" office:value="68360.0625" calcext:value-type="float">
            <text:p>68360.1</text:p>
          </table:table-cell>
          <table:table-cell office:value-type="float" office:value="70244" calcext:value-type="float">
            <text:p>70244</text:p>
          </table:table-cell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withJson2tabWFP_knmiTAB_deodeTypes</text:p>
          </table:table-cell>
          <table:table-cell office:value-type="string" calcext:value-type="string">
            <text:p>Json2tab using KNMI location tab-file</text:p>
          </table:table-cell>
          <table:table-cell office:value-type="string" calcext:value-type="string">
            <text:p>Json2tab using DEODE+KNMI turbine types</text:p>
          </table:table-cell>
          <table:table-cell office:value-type="float" office:value="7388288" calcext:value-type="float">
            <text:p>7388288</text:p>
          </table:table-cell>
          <table:table-cell office:value-type="float" office:value="250.00390625" calcext:value-type="float">
            <text:p>250.00</text:p>
          </table:table-cell>
          <table:table-cell office:value-type="float" office:value="3100922880" calcext:value-type="float">
            <text:p>3100922880</text:p>
          </table:table-cell>
          <table:table-cell office:value-type="float" office:value="68360.0625" calcext:value-type="float">
            <text:p>68360.1</text:p>
          </table:table-cell>
          <table:table-cell office:value-type="float" office:value="70244" calcext:value-type="float">
            <text:p>70244</text:p>
          </table:table-cell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withJson2tabWFP_knmiTAB_deodeTypes_woForbidden</text:p>
          </table:table-cell>
          <table:table-cell office:value-type="string" calcext:value-type="string">
            <text:p>Json2tab using KNMI location tab-file</text:p>
          </table:table-cell>
          <table:table-cell office:value-type="string" calcext:value-type="string">
            <text:p>Json2tab using DEODE+KNMI turbine types (reinterpret 999-type)</text:p>
          </table:table-cell>
          <table:table-cell office:value-type="float" office:value="7845120" calcext:value-type="float">
            <text:p>7845120</text:p>
          </table:table-cell>
          <table:table-cell office:value-type="float" office:value="384.3203125" calcext:value-type="float">
            <text:p>384.32</text:p>
          </table:table-cell>
          <table:table-cell office:value-type="float" office:value="3298791168" calcext:value-type="float">
            <text:p>3298791168</text:p>
          </table:table-cell>
          <table:table-cell office:value-type="float" office:value="74347.1484375" calcext:value-type="float">
            <text:p>74347.1</text:p>
          </table:table-cell>
          <table:table-cell office:value-type="float" office:value="70244" calcext:value-type="float">
            <text:p>70244</text:p>
          </table:table-cell>
          <table:table-cell office:value-type="float" office:value="183" calcext:value-type="float">
            <text:p>183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string" calcext:value-type="string">
            <text:p>withJson2tabWFP_geojson</text:p>
          </table:table-cell>
          <table:table-cell office:value-type="string" calcext:value-type="string">
            <text:p>Json2tab using DEODE geojson location</text:p>
          </table:table-cell>
          <table:table-cell office:value-type="string" calcext:value-type="string">
            <text:p>Json2tab using DEODE+KNMI turbine types (reinterpret 999-type)</text:p>
          </table:table-cell>
          <table:table-cell office:value-type="float" office:value="13474560" calcext:value-type="float">
            <text:p>13474560</text:p>
          </table:table-cell>
          <table:table-cell office:value-type="float" office:value="336.4453125" calcext:value-type="float">
            <text:p>336.45</text:p>
          </table:table-cell>
          <table:table-cell office:value-type="float" office:value="7091943424" calcext:value-type="float">
            <text:p>7091943424</text:p>
          </table:table-cell>
          <table:table-cell office:value-type="float" office:value="171058.25" calcext:value-type="float">
            <text:p>171058.3</text:p>
          </table:table-cell>
          <table:table-cell office:value-type="float" office:value="118469" calcext:value-type="float">
            <text:p>118469</text:p>
          </table:table-cell>
          <table:table-cell office:value-type="float" office:value="510" calcext:value-type="float">
            <text:p>510</text:p>
          </table:table-cell>
          <table:table-cell office:value-type="float" office:value="213" calcext:value-type="float">
            <text:p>21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7">00/00/0000</text:date>, <text:time style:data-style-name="N2" text:time-value="10:29:18.75224912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5T11:48:52.606803509</meta:creation-date>
    <dc:date>2025-09-17T13:52:57.967927735</dc:date>
    <meta:editing-duration>P1DT3H58M17S</meta:editing-duration>
    <meta:editing-cycles>2</meta:editing-cycles>
    <meta:generator>LibreOffice/24.2.7.2$Linux_X86_64 LibreOffice_project/420$Build-2</meta:generator>
    <meta:document-statistic meta:table-count="1" meta:cell-count="61" meta:object-count="0"/>
    <meta:user-defined meta:name=""/>
    <meta:user-defined meta:name="qrichtext">1</meta:user-defined>
  </office:meta>
</office:document-meta>
</file>